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f140" officeooo:paragraph-rsid="0015f140"/>
    </style:style>
    <style:style style:name="P2" style:family="paragraph" style:parent-style-name="Standard">
      <style:text-properties officeooo:rsid="0016ac76" officeooo:paragraph-rsid="0016ac76"/>
    </style:style>
    <style:style style:name="P3" style:family="paragraph" style:parent-style-name="Standard">
      <style:text-properties officeooo:rsid="001aa6cc" officeooo:paragraph-rsid="001aa6cc"/>
    </style:style>
    <style:style style:name="P4" style:family="paragraph" style:parent-style-name="Standard">
      <style:text-properties officeooo:rsid="001c0ee5" officeooo:paragraph-rsid="001c0ee5"/>
    </style:style>
    <style:style style:name="P5" style:family="paragraph" style:parent-style-name="Standard">
      <style:text-properties officeooo:rsid="001e9780" officeooo:paragraph-rsid="001e9780"/>
    </style:style>
    <style:style style:name="P6" style:family="paragraph" style:parent-style-name="Standard">
      <style:text-properties officeooo:rsid="0021daa2" officeooo:paragraph-rsid="0021daa2"/>
    </style:style>
    <style:style style:name="P7" style:family="paragraph" style:parent-style-name="Standard">
      <style:text-properties fo:font-weight="normal" officeooo:rsid="001c0ee5" officeooo:paragraph-rsid="001c0ee5" style:font-weight-asian="normal" style:font-weight-complex="normal"/>
    </style:style>
    <style:style style:name="P8" style:family="paragraph" style:parent-style-name="Standard">
      <style:text-properties officeooo:rsid="0024da6f" officeooo:paragraph-rsid="0024da6f"/>
    </style:style>
    <style:style style:name="P9" style:family="paragraph" style:parent-style-name="Standard">
      <style:text-properties officeooo:rsid="00262ba4" officeooo:paragraph-rsid="00262ba4"/>
    </style:style>
    <style:style style:name="P10" style:family="paragraph" style:parent-style-name="Standard">
      <style:text-properties officeooo:rsid="001e9780" officeooo:paragraph-rsid="001e9780"/>
    </style:style>
    <style:style style:name="T1" style:family="text">
      <style:text-properties officeooo:rsid="0016ac76"/>
    </style:style>
    <style:style style:name="T2" style:family="text">
      <style:text-properties officeooo:rsid="0016f83a"/>
    </style:style>
    <style:style style:name="T3" style:family="text">
      <style:text-properties officeooo:rsid="0018acff"/>
    </style:style>
    <style:style style:name="T4" style:family="text">
      <style:text-properties fo:color="#00aa00" style:font-name="Monospace" fo:font-size="10pt" fo:font-style="italic" style:font-size-asian="10pt" style:font-style-asian="italic"/>
    </style:style>
    <style:style style:name="T5" style:family="text">
      <style:text-properties fo:color="#00aa00" style:font-name="Monospace" fo:font-size="10pt" fo:font-style="italic" officeooo:rsid="0018acff" style:font-size-asian="10pt" style:font-style-asian="italic"/>
    </style:style>
    <style:style style:name="T6" style:family="text">
      <style:text-properties officeooo:rsid="001c0ee5"/>
    </style:style>
    <style:style style:name="T7" style:family="text">
      <style:text-properties fo:color="#000000" style:font-name="Monospace" fo:font-size="10pt" style:font-size-asian="10pt"/>
    </style:style>
    <style:style style:name="T8" style:family="text">
      <style:text-properties fo:color="#000000" style:font-name="Monospace" fo:font-size="10pt" style:font-size-asian="10pt"/>
    </style:style>
    <style:style style:name="T9" style:family="text">
      <style:text-properties fo:font-weight="bold" style:font-weight-asian="bold" style:font-weight-complex="bold"/>
    </style:style>
    <style:style style:name="T10" style:family="text">
      <style:text-properties fo:font-weight="bold" officeooo:rsid="0025cef7"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f8884" style:font-weight-asian="normal" style:font-weight-complex="normal"/>
    </style:style>
    <style:style style:name="T13" style:family="text">
      <style:text-properties fo:font-weight="normal" officeooo:rsid="002004d1" style:font-weight-asian="normal" style:font-weight-complex="normal"/>
    </style:style>
    <style:style style:name="T14" style:family="text">
      <style:text-properties fo:font-weight="normal" officeooo:rsid="0025cef7" style:font-weight-asian="normal" style:font-weight-complex="normal"/>
    </style:style>
    <style:style style:name="T15" style:family="text">
      <style:text-properties fo:font-weight="normal" officeooo:rsid="00272223" style:font-weight-asian="normal" style:font-weight-complex="normal"/>
    </style:style>
    <style:style style:name="T16" style:family="text">
      <style:text-properties fo:font-weight="normal" officeooo:rsid="002771ec" style:font-weight-asian="normal" style:font-weight-complex="normal"/>
    </style:style>
    <style:style style:name="T17" style:family="text">
      <style:text-properties fo:font-weight="normal" officeooo:rsid="0027c7ce" style:font-weight-asian="normal" style:font-weight-complex="normal"/>
    </style:style>
    <style:style style:name="T18" style:family="text">
      <style:text-properties fo:font-weight="normal" officeooo:rsid="002813f5" style:font-weight-asian="normal" style:font-weight-complex="normal"/>
    </style:style>
    <style:style style:name="T19" style:family="text">
      <style:text-properties fo:font-weight="normal" officeooo:rsid="002a07cd" style:font-weight-asian="normal" style:font-weight-complex="normal"/>
    </style:style>
    <style:style style:name="T20" style:family="text">
      <style:text-properties fo:font-weight="normal" officeooo:rsid="002ca586" style:font-weight-asian="normal" style:font-weight-complex="normal"/>
    </style:style>
    <style:style style:name="T21" style:family="text">
      <style:text-properties officeooo:rsid="00242e0e"/>
    </style:style>
    <style:style style:name="T22" style:family="text">
      <style:text-properties officeooo:rsid="002a07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2">Step 1:</text:p>
      <text:p text:style-name="P2">-download python (sudo apt-get install python2.7 or python 3.4)</text:p>
      <text:p text:style-name="P2">-git clone the repository available at the adress below:</text:p>
      <text:p text:style-name="P2"><text:a xlink:type="simple" xlink:href="https://github.com/thbeucher/ArmModelisationPython">https://github.com/thbeucher/ArmModelisationPython</text:a></text:p>
      <text:p text:style-name="P2"/>
      <text:p text:style-name="P2">Step 2:</text:p>
      <text:p text:style-name="P2">-Check the setup files:</text:p>
      <text:p text:style-name="P2"><text:tab/>-.../MotorControlModel/ExperimentSetup/setup</text:p>
      <text:p text:style-name="P2"><text:tab/>-.../MotorControlModel/ArmModel/Setup/setupArmParameters</text:p>
      <text:p text:style-name="P2"><text:tab/>-.../MotorControlModel/ArmModel/Setup/setupMusclesParameters</text:p>
      <text:p text:style-name="P2"/>
      <text:p text:style-name="P2">Step 3:</text:p>
      <text:p text:style-name="P2">-<text:span text:style-name="T2">open a new terminal in the working directory (…/MotorControlModel)</text:span></text:p>
      <text:p text:style-name="P2">-<text:span text:style-name="T2">run the python file 'runScript.py' <text:s/>→ python runScript.py</text:span></text:p>
      <text:p text:style-name="Standard"><text:span text:style-name="T1">-at the question '</text:span><text:span text:style-name="T4">is it the first time you run the program</text:span><text:span text:style-name="T5">' </text:span><text:span text:style-name="T3">answer yes (enter 1), some needed libraries will be installed.</text:span></text:p>
      <text:p text:style-name="Standard"/>
      <text:p text:style-name="P3">Step 4:</text:p>
      <text:p text:style-name="P3">-now you can run as much as you want the script 'runScript'</text:p>
      <text:p text:style-name="P3"/>
      <text:p text:style-name="P3"/>
      <text:p text:style-name="P3"/>
      <text:p text:style-name="P3"/>
      <text:p text:style-name="P4">Information<text:span text:style-name="T21">s</text:span> on functions which can be run with 'runscript':</text:p>
      <text:p text:style-name="Standard"><text:span text:style-name="T6">-(1) </text:span><text:span text:style-name="T7">launchCMAESForSpecificTargetSize </text:span>: <text:span text:style-name="T6">This function run the optimization for a target size given. The vector of parameter 'Theta', which correspond to the controller ie the weighs for each features, is saved in each cmaes step in the file: …/Data/OptimisationResults/ResCma*x*/thetaSolTmp_target*x*</text:span></text:p>
      <text:p text:style-name="P4">where *<text:span text:style-name="T9">x</text:span><text:span text:style-name="T11">* correspond to the size of the target</text:span></text:p>
      <text:p text:style-name="P7">Exemple: …/Data/OptimisationResults/ResCma0.05/thetaSolTmp_target0.05</text:p>
      <text:p text:style-name="P4"/>
      <text:p text:style-name="P5">At the end of cmaes, the best solution (ie Theta) is saved in the file:</text:p>
      <text:p text:style-name="P5">…/Data/OptimisationResults/ResCma*x*/thetaCma*x*TGUK*y*</text:p>
      <text:p text:style-name="P5">where *<text:span text:style-name="T9">y</text:span><text:span text:style-name="T11">* is 1 if there is no other same file, 2 if there is one file, etc</text:span></text:p>
      <text:p text:style-name="P5"/>
      <text:p text:style-name="P5"><text:span text:style-name="T11">-</text:span><text:span text:style-name="T12">(2) launchCMAESForAllTargetSize: This function run cmaes for all targets size available in the setup file.</text:span></text:p>
      <text:p text:style-name="P6"><text:span text:style-name="T12">S</text:span><text:span text:style-name="T11">aving directories are the same as the function (1)</text:span></text:p>
      <text:p text:style-name="P5"/>
      <text:p text:style-name="P5"><text:span text:style-name="T12">-</text:span><text:span text:style-name="T13">(3) generateResults: This functions take as argument the name of the theta file* and generate all the results data and save them in the folder given.</text:span></text:p>
      <text:p text:style-name="P5"/>
      <text:p text:style-name="Standard"><text:span text:style-name="T13">-</text:span><text:span text:style-name="T19">(10)</text:span><text:span text:style-name="T7">launchCMAESWithBestThetaTmpForAllTargetSize: </text:span><text:span text:style-name="T22">This function run cmaes with the best theta available in the theta temporary file 'thetaSolTmp_target*x*. (exemple: …/Data/OptimisationResults/ResCma0.05/thetaSolTmp_target0.05).</text:span></text:p>
      <text:p text:style-name="P5"/>
      <text:p text:style-name="P5"><text:span text:style-name="T13">-</text:span><text:span text:style-name="T17">(11) plotForAllTargetVelocityProfile: This function plot, for all targets in the setup file, the velocity profile of each trajectories. </text:span><text:span text:style-name="T18">You have to give the name of the folder where the data are saved.</text:span></text:p>
      <text:p text:style-name="P5"/>
      <text:p text:style-name="P5"><text:span text:style-name="T13">-</text:span><text:span text:style-name="T15">(12) runRBFN: This functions run the RBFN regression algorithm. The inputData are the </text:span><text:soft-page-break/><text:span text:style-name="T15">trajectories in the folder …/Data/trajectoires/*. </text:span><text:span text:style-name="T16">This function generate the controller and save it in a file named with the argument you give when you launch this function.</text:span></text:p>
      <text:p text:style-name="P5"/>
      <text:p text:style-name="P5"/>
      <text:p text:style-name="P5"/>
      <text:p text:style-name="P5"/>
      <text:p text:style-name="P5"/>
      <text:p text:style-name="P8"><text:span text:style-name="T13">(*</text:span><text:span text:style-name="T11">): The theta file is the file containing the controller, ie the vector of parameter. The theta file is generated at the end of cmaes or at the end of the regression. For the cmaes one, you can find this file at …/Data/OptimisationResults/ResCma*x*/thetaCma*x*TGUKF*y* (exemple: …/Data/OptimisationResults/ResCma0.05/thetaCma0.05TGUKF1). </text:span><text:span text:style-name="T14">For the one which </text:span><text:span text:style-name="T20">is generated</text:span><text:span text:style-name="T14"> from the regression process, you can find the theta file at …/Data/RBFN2/*z*feats/Theta*y*, where *</text:span><text:span text:style-name="T10">z</text:span><text:span text:style-name="T14">* is the number of features used when the regression is compute.</text:span></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0T16:50:56.717130511</meta:creation-date>
    <dc:date>2015-07-15T16:31:10.347465447</dc:date>
    <meta:editing-duration>PT2H8M1S</meta:editing-duration>
    <meta:editing-cycles>25</meta:editing-cycles>
    <meta:generator>LibreOffice/4.2.8.2$Linux_X86_64 LibreOffice_project/420m0$Build-2</meta:generator>
    <meta:document-statistic meta:table-count="0" meta:image-count="0" meta:object-count="0" meta:page-count="2" meta:paragraph-count="29" meta:word-count="394" meta:character-count="2896" meta:non-whitespace-character-count="2527"/>
  </office:meta>
</office:document-meta>
</file>